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0)">
            <text:p>sn(2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5">
            <text:p>5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6T09:11:48.95">
            <text:p>2020/3/26 9:1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7cm" draw:caption-point-x="-1.353cm" draw:caption-point-y="2.4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31)">
            <text:p>sn(31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6T09:11:49.12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73cm" draw:caption-point-x="-1.353cm" draw:caption-point-y="2.4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6T09:11:49.29">
            <text:p>2020/3/26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3cm" draw:caption-point-x="-1.353cm" draw:caption-point-y="2.4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6T09:11:49.41">
            <text:p>2020/3/26 9:1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7cm" draw:caption-point-x="-1.353cm" draw:caption-point-y="2.4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31)">
            <text:p>sn(3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6T09:11:49.51">
            <text:p>2020/3/26 9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31)">
            <text:p>sn(3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6T09:11:49.59">
            <text:p>2020/3/26 9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6T09:11:49.68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6T09:11:49.79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1)">
            <text:p>sn(3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6T09:11:49.89">
            <text:p>2020/3/26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5cm" draw:caption-point-x="-1.353cm" draw:caption-point-y="2.2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6T09:11:50.05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1)">
            <text:p>sn(3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6T09:11:50.17">
            <text:p>2020/3/26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5cm" draw:caption-point-x="-1.353cm" draw:caption-point-y="2.2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020/03/26</text:date>, <text:time>09:1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6T09:11:48.09</dc:date>
    <dc:creator>iwabuchi ken</dc:creator>
    <meta:editing-duration>P8DT15M25S</meta:editing-duration>
    <meta:editing-cycles>763</meta:editing-cycles>
    <meta:generator>OpenOffice/4.1.3$Win32 OpenOffice.org_project/413m1$Build-9783</meta:generator>
    <meta:document-statistic meta:table-count="11" meta:cell-count="4884" meta:object-count="0"/>
    <meta:user-defined meta:name="sheets-banding"/>
    <meta:user-defined meta:name="sheets-original-selection"/>
  </office:meta>
</office:document-meta>
</file>